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105_1850272427"/>Pflichtenheft Hotelverwaltung<text:bookmark-end text:name="__RefHeading__105_1850272427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105_1850272427" text:style-name="Index_20_Link" text:visited-style-name="Index_20_Link">Pflichtenheft Hotelverwaltung<text:tab/>1</text:a></text:p>
        </text:index-body>
      </text:table-of-content>
      <text:p text:style-name="Text_20_body"/>
      <text:h text:style-name="P6" text:outline-level="1">Zielbestimmung</text:h>
      <text:p text:style-name="Text_20_body">Im Zuge der Fallstudie wird eine Hotelverwaltungssoftware entwickelt. Dieses Informationssystem soll die Belegung der Zimmer sowie die Kundendaten und Dienstleistungen halten und deren Verbuchung ermöglichen.</text:p>
      <text:h text:style-name="Heading_20_2" text:outline-level="2">Musskriterien</text:h>
      <text:list xml:id="list1696611286" text:style-name="L1">
        <text:list-item>
          <text:p text:style-name="P1">Erfassung eines Kundendatensatzes</text:p>
        </text:list-item>
        <text:list-item>
          <text:p text:style-name="P1">Anlegen eines Zimmers als Stammdatum</text:p>
        </text:list-item>
        <text:list-item>
          <text:p text:style-name="P1">Anlegen einer Dienstleistung als Stammdatum</text:p>
        </text:list-item>
        <text:list-item>
          <text:p text:style-name="P1">Einzelzimmerbuchung zu einem Zeitraum durchführen</text:p>
        </text:list-item>
        <text:list-item>
          <text:p text:style-name="P1">Doppelzimmerbuchung zu einem Zeitraum durchführen</text:p>
        </text:list-item>
        <text:list-item>
          <text:p text:style-name="P1">Einzel- und Doppelzimmerbuchung zu einem Zeitraum durchführen</text:p>
        </text:list-item>
        <text:list-item>
          <text:p text:style-name="P1">Buchung einer Dienstleistung zu einem Datum durchführen</text:p>
        </text:list-item>
        <text:list-item>
          <text:p text:style-name="P1">alle Kunden eines Hotels anzeigen</text:p>
        </text:list-item>
        <text:list-item>
          <text:p text:style-name="P1">Preisberechnung zu einer Buchung durchführen</text:p>
        </text:list-item>
      </text:list>
      <text:h text:style-name="Heading_20_2" text:outline-level="2">Wunschkriterien</text:h>
      <text:list xml:id="list405802769" text:style-name="L2">
        <text:list-item>
          <text:p text:style-name="P2">Verfügbarkeitsprüfung für einen gewissen Zeitraum durchführen</text:p>
        </text:list-item>
        <text:list-item>
          <text:p text:style-name="P2">Buchung stornieren bzw. löschen (mit Prüfung auf Abhängigkeit)</text:p>
        </text:list-item>
        <text:list-item>
          <text:p text:style-name="P2">Kundendatensatz editieren</text:p>
        </text:list-item>
        <text:list-item>
          <text:p text:style-name="P2">Kundendatensatz löschen</text:p>
        </text:list-item>
      </text:list>
      <text:h text:style-name="Heading_20_2" text:outline-level="2">Abgrenzungskriterien</text:h>
      <text:list xml:id="list1400776783" text:style-name="L3">
        <text:list-item>
          <text:p text:style-name="P3">Keine Anzeige des Kundenwertes (Summierung aller bisherigen Buchungen)</text:p>
        </text:list-item>
        <text:list-item>
          <text:p text:style-name="P3">Keine Rabattierung</text:p>
        </text:list-item>
        <text:list-item>
          <text:p text:style-name="P3">Keine Änderungen von Preisen (Preise sind Grunddaten)</text:p>
        </text:list-item>
        <text:list-item>
          <text:p text:style-name="P3">Kein Editieren oder Löschen von Zimmern oder Dienstleistungen</text:p>
        </text:list-item>
        <text:list-item>
          <text:p text:style-name="P3">Keine Prüfung auf doppelte Kundendatensätze</text:p>
        </text:list-item>
        <text:list-item>
          <text:p text:style-name="P3">Keine statistische Auswertung der Buchungen</text:p>
        </text:list-item>
      </text:list>
      <text:h text:style-name="Heading_20_1" text:outline-level="1">Produkteinsatz</text:h>
      <text:p text:style-name="Text_20_body">Die Software wickelt die Verwaltung eines Hotels ab. Sie ist als Hilfsmittel für die Verwendung an der Rezeption gedacht und muss implizit während der Bearbeitung eines Kunden bedient werden.</text:p>
      <text:h text:style-name="Heading_20_2" text:outline-level="2"><text:soft-page-break/>Anwendungsbereiche</text:h>
      <text:p text:style-name="Text_20_body">Operativer Anwendungsbereich</text:p>
      <text:h text:style-name="Heading_20_2" text:outline-level="2">Zielgruppen</text:h>
      <text:p text:style-name="Text_20_body">Verschiedene Funktionsstellen eins Hotels können diese Software zur Bedienung oder als Informationsquelle bedienen:</text:p>
      <text:list xml:id="list1778786859" text:style-name="L4">
        <text:list-item>
          <text:p text:style-name="P4">Rezeption: Eingabe von Kundendaten, Buchungen, Preisberechnung</text:p>
        </text:list-item>
        <text:list-item>
          <text:p text:style-name="P4">Verwaltung: Einsicht der Buchungen und Kundendaten</text:p>
        </text:list-item>
        <text:list-item>
          <text:p text:style-name="P4">Geschäftsführung: Einsicht der Anzahl der Buchungen</text:p>
        </text:list-item>
      </text:list>
      <text:h text:style-name="Heading_20_2" text:outline-level="2">Betriebsbedingungen</text:h>
      <text:p text:style-name="Text_20_body">Desktop-PC an der Rezeption. Wichtig ist hier, dass die Daten sofort eingegeben werden, um keine Unstimmigkeiten bei Verfügbarkeitsprüfungen zu erhalten.</text:p>
      <text:h text:style-name="Heading_20_1" text:outline-level="1">Produktübersicht</text:h>
      <text:p text:style-name="Text_20_body">[use-case-Diagramm(e)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oftware-Engineering I<text:tab/><text:tab/>Tobias Mayer, David Sautter</text:p>
      </style:header>
      <style:footer>
        <text:p text:style-name="Footer">Hochschule München, Prof. Dr. Zimmer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2-07T16:28:34</meta:creation-date>
    <dc:date>2013-12-07T17:18:23</dc:date>
    <dc:creator>David </dc:creator>
    <meta:editing-duration>PT19M2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42" meta:word-count="266" meta:character-count="2110" meta:non-whitespace-character-count="1900"/>
  </office:meta>
</office:document-meta>
</file>